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1ba" officeooo:paragraph-rsid="001911ba"/>
    </style:style>
    <style:style style:name="P2" style:family="paragraph" style:parent-style-name="Standard">
      <style:text-properties officeooo:rsid="001911ba" officeooo:paragraph-rsid="001911ba"/>
    </style:style>
    <style:style style:name="P3" style:family="paragraph" style:parent-style-name="Standard">
      <style:text-properties officeooo:rsid="001afc9e" officeooo:paragraph-rsid="001afc9e"/>
    </style:style>
    <style:style style:name="T1" style:family="text">
      <style:text-properties officeooo:rsid="0019fa01"/>
    </style:style>
    <style:style style:name="T2" style:family="text">
      <style:text-properties officeooo:rsid="001b4b6a"/>
    </style:style>
    <style:style style:name="T3" style:family="text">
      <style:text-properties officeooo:rsid="001c2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AGONISTA: PLAYER1 (NOMBRE GENÉRICO PARA UN NN)</text:p>
      <text:p text:style-name="P1"/>
      <text:p text:style-name="P1">ATRAPADO EN UNA COMPUTADORA (RAM)</text:p>
      <text:p text:style-name="P1"/>
      <text:p text:style-name="P1">PUEDE ESCAPAR SI JUNTA ALGUNAS PIEZAS DE DATOS PARA MERLIN</text:p>
      <text:p text:style-name="P1"/>
      <text:p text:style-name="P1">DEBE RECOLECTAR 4 PIEZAS</text:p>
      <text:p text:style-name="P1"/>
      <text:p text:style-name="P1">PARA ELLO NECESITA DESBLOQUEAR 4 HABILIDADES QUE PERMITEN LLEGAR <text:s/>A LAS PIEZAS: <text:span text:style-name="T1">_functions</text:span></text:p>
      <text:p text:style-name="P1"/>
      <text:p text:style-name="P1">NO LO SABE PERO MERLIN ES UN VIRUS EN SU COMPUTADORA, LAS 4 PIEZAS SON DATOS DE LA EMPRESA DE SOFTWARE EN LA QUE PLAYER1 TRABAJA</text:p>
      <text:p text:style-name="P1"/>
      <text:p text:style-name="P1"/>
      <text:p text:style-name="P3">LUGARES PARA SALVAR: BACKUP <text:span text:style-name="T2">TERMINAL</text:span></text:p>
      <text:p text:style-name="P3">“VIDA”: BATERY NODE</text:p>
      <text:p text:style-name="P3">“<text:span text:style-name="T3">MANA</text:span>”: <text:span text:style-name="T3">STATIC NO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9:46:18.747408191</meta:creation-date>
    <dc:date>2025-11-09T23:10:59.652202495</dc:date>
    <meta:editing-duration>PT10M3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6" meta:character-count="457" meta:non-whitespace-character-count="389"/>
  </office:meta>
</office:document-meta>
</file>